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, serif"/>
    <style:font-face style:name="Wingdings" svg:font-family="Wing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language="pt" fo:country="BR" fo:font-weight="bold" style:font-weight-asian="bold" style:font-name-complex="Arial2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language="pt" fo:country="BR" style:font-name-complex="Arial2"/>
    </style:style>
    <style:style style:name="P3" style:family="paragraph" style:parent-style-name="Standard">
      <style:paragraph-properties fo:text-align="justify" style:justify-single-word="false"/>
      <style:text-properties fo:color="#ff0000" style:font-name="Arial1" fo:language="pt" fo:country="BR" style:font-name-complex="Arial2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margin-top="0.176cm" fo:margin-bottom="0cm" fo:line-height="150%" fo:text-align="justify" style:justify-single-word="false" fo:text-indent="2cm" style:auto-text-indent="false"/>
    </style:style>
    <style:style style:name="P6" style:family="paragraph" style:parent-style-name="Normal_20__28_Web_29_">
      <style:paragraph-properties fo:text-align="justify" style:justify-single-word="false"/>
      <style:text-properties fo:language="pt" fo:country="BR"/>
    </style:style>
    <style:style style:name="P7" style:family="paragraph" style:parent-style-name="clearit">
      <style:paragraph-properties fo:text-align="justify" style:justify-single-word="false"/>
      <style:text-properties fo:color="#ff0000" fo:language="pt" fo:country="BR"/>
    </style:style>
    <style:style style:name="P8" style:family="paragraph" style:parent-style-name="List_20_Paragraph">
      <style:paragraph-properties fo:text-align="justify" style:justify-single-word="false"/>
      <style:text-properties style:font-name="Arial1" fo:language="pt" fo:country="BR" style:font-name-complex="Arial2"/>
    </style:style>
    <style:style style:name="P9" style:family="paragraph" style:parent-style-name="List_20_Paragraph" style:list-style-name="L1">
      <style:paragraph-properties fo:text-align="justify" style:justify-single-word="false"/>
      <style:text-properties style:font-name="Arial1" fo:language="pt" fo:country="BR" style:font-name-complex="Arial2"/>
    </style:style>
    <style:style style:name="P10" style:family="paragraph" style:parent-style-name="List_20_Paragraph" style:list-style-name="L2">
      <style:paragraph-properties fo:text-align="justify" style:justify-single-word="false"/>
      <style:text-properties style:font-name="Arial1" fo:language="pt" fo:country="BR" style:font-name-complex="Arial2"/>
    </style:style>
    <style:style style:name="P11" style:family="paragraph" style:parent-style-name="List_20_Paragraph" style:list-style-name="L4">
      <style:paragraph-properties fo:text-align="justify" style:justify-single-word="false"/>
      <style:text-properties style:font-name="Arial1" fo:language="pt" fo:country="BR" style:font-name-complex="Arial2"/>
    </style:style>
    <style:style style:name="P12" style:family="paragraph" style:parent-style-name="List_20_Paragraph" style:list-style-name="L2">
      <style:paragraph-properties fo:text-align="justify" style:justify-single-word="false"/>
    </style:style>
    <style:style style:name="P13" style:family="paragraph" style:parent-style-name="List_20_Paragraph" style:list-style-name="L3">
      <style:paragraph-properties fo:text-align="justify" style:justify-single-word="false"/>
    </style:style>
    <style:style style:name="P14" style:family="paragraph" style:parent-style-name="List_20_Paragraph" style:list-style-name="L3">
      <style:paragraph-properties fo:text-align="justify" style:justify-single-word="false"/>
      <style:text-properties fo:color="#ff0000" style:font-name="Arial1" fo:language="pt" fo:country="BR" style:font-name-complex="Arial2"/>
    </style:style>
    <style:style style:name="P15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Arial1" fo:language="pt" fo:country="BR" style:font-name-complex="Arial2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language="pt" fo:country="BR" style:font-name-complex="Arial2"/>
    </style:style>
    <style:style style:name="P17" style:family="paragraph" style:parent-style-name="Standard">
      <style:paragraph-properties fo:text-align="justify" style:justify-single-word="false"/>
      <style:text-properties style:font-name="Arial1" fo:language="pt" fo:country="BR" style:font-name-complex="Arial2"/>
    </style:style>
    <style:style style:name="P18" style:family="paragraph" style:parent-style-name="Standard">
      <style:paragraph-properties fo:text-align="justify" style:justify-single-word="false"/>
      <style:text-properties style:font-name="Arial1" fo:language="pt" fo:country="BR" fo:font-weight="bold" style:font-weight-asian="bold" style:font-name-complex="Arial2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/>
    </style:style>
    <style:style style:name="P20" style:family="paragraph" style:parent-style-name="Standard" style:list-style-name="L7">
      <style:paragraph-properties fo:text-align="justify" style:justify-single-word="false"/>
      <style:text-properties fo:language="pt" fo:country="BR"/>
    </style:style>
    <style:style style:name="P21" style:family="paragraph" style:parent-style-name="Standard" style:list-style-name="L8">
      <style:paragraph-properties fo:text-align="justify" style:justify-single-word="false"/>
      <style:text-properties fo:language="pt" fo:country="BR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fo:color="#ff0000" style:font-name="Arial1" fo:language="pt" fo:country="BR" style:font-name-complex="Arial2"/>
    </style:style>
    <style:style style:name="P24" style:family="paragraph" style:parent-style-name="Standard">
      <style:paragraph-properties fo:margin-left="0.048cm" fo:margin-right="0cm" fo:text-align="justify" style:justify-single-word="false" fo:text-indent="-0.048cm" style:auto-text-indent="false">
        <style:tab-stops/>
      </style:paragraph-properties>
      <style:text-properties style:font-name="Arial1" fo:language="pt" fo:country="BR" fo:font-weight="bold" style:font-weight-asian="bold" style:font-name-complex="Arial2" style:font-weight-complex="bold"/>
    </style:style>
    <style:style style:name="P25" style:family="paragraph" style:parent-style-name="Standard" style:list-style-name="L6">
      <style:paragraph-properties fo:margin-left="0cm" fo:margin-right="0cm" fo:text-align="justify" style:justify-single-word="false" fo:text-indent="-0.635cm" style:auto-text-indent="false"/>
      <style:text-properties fo:language="pt" fo:country="BR" fo:font-weight="bold" style:font-weight-asian="bold" style:font-weight-complex="bold"/>
    </style:style>
    <style:style style:name="P26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language="pt" fo:country="BR" fo:font-weight="bold" style:font-weight-asian="bold" style:font-name-complex="Arial2" style:font-weight-complex="bold"/>
    </style:style>
    <style:style style:name="T1" style:family="text">
      <style:text-properties fo:color="#800000"/>
    </style:style>
    <style:style style:name="T2" style:family="text">
      <style:text-properties style:font-name="Arial1" fo:language="pt" fo:country="BR" style:font-name-complex="Arial2"/>
    </style:style>
    <style:style style:name="T3" style:family="text">
      <style:text-properties style:font-name="Arial1" fo:language="pt" fo:country="BR" fo:font-style="italic" style:font-style-asian="italic" style:font-name-complex="Arial2"/>
    </style:style>
    <style:style style:name="T4" style:family="text">
      <style:text-properties style:font-name="Arial1" fo:language="pt" fo:country="BR" fo:font-weight="bold" style:font-weight-asian="bold" style:font-name-complex="Arial2" style:font-weight-complex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style="italic" style:font-style-asian="italic"/>
    </style:style>
    <style:style style:name="T7" style:family="text">
      <style:text-properties fo:color="#ff0000" style:font-name="Arial1" fo:language="pt" fo:country="BR" style:font-name-complex="Arial2"/>
    </style:style>
    <style:style style:name="T8" style:family="text">
      <style:text-properties style:font-name="Times New Roman1" fo:font-size="12pt"/>
    </style:style>
    <style:style style:name="T9" style:family="text">
      <style:text-properties style:font-name="Times New Roman1" fo:font-size="12pt" fo:language="pt" fo:country="B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 ESTUDO DE CASO: AVALIAÇÃO DE SEGURANÇA DA INFORMAÇÃO</text:p>
      <text:p text:style-name="P1"/>
      <text:p text:style-name="P1">5.1. CARACTERIZAÇÃO DO AMBIENTE EM QUE A PESQUISA FOI REALIZADA</text:p>
      <text:p text:style-name="P3"/>
      <text:p text:style-name="P3">A empresa pesquisada é uma industria farmacêutica multinacional. Visando preservar a imagem da empresa, bem como manter o sigilo das suas estratégias de negócios, o nome dela e das pessoas entrevistadas, foram omitidos. Esta falta, entretanto, não compromete o estudo, visto que as informações apresentadas são verdadeiras e podem ser comprovadas conforme Anexo II Declaração de veracidade de informação, não sofrendo qualquer alteração além da omissão de sua procedência. Para facilitar a referência à instituição, para efeito deste trabalho, chamar-se-à de Farmacêutica A</text:p>
      <text:p text:style-name="P6">Tendo como objetivo descobrir, desenvolver e comercializar produtos inovadores que curem doenças, amenizem o sofrimento e melhorem a qualidade de vida da população, <text:s/>proporcionando aos acionistas um retorno que reflita o desempenho excepcional, remunerando adequadamente aqueles que investem em idéias e trabalham nessa empresa. </text:p>
      <text:p text:style-name="P7">Os controles da empresa são realizados de forma descentralizada, sendo dividido em BPC ... que tem como objetivo ....., TI, que tem como objetivo... e o Jurídico????.....</text:p>
      <text:p text:style-name="P1"/>
      <text:p text:style-name="P1">5.2. DELINEAMENTO DA PESQUISA</text:p>
      <text:p text:style-name="P1"/>
      <text:p text:style-name="P2">Como base lógica à investigação, este trabalho segue o método dedutivo, já que a formação da conclusão e baseada em padrões preestabelecidos pela norma NBR lSO/lEC 17795):2001.</text:p>
      <text:p text:style-name="P2">Este trabalho segue uma abordagem de pesquisa quantitativa, pois, tanto na coleta quanto no tratamento das informações, tem como objetivo garantir resultados e evitar distorções de análise e interpretação, possibilitando maior margem de segurança quanto às inferências.</text:p>
      <text:p text:style-name="P2">De acordo com <text:span text:style-name="T1">Gil</text:span>, como objetivo geral, esta é uma pesquisa descritiva, devido ao seu objetivo primordial, o de descrever as características de determinada população e estabelecer relações entre as variáveis (GIL, 2002). </text:p>
      <text:p text:style-name="P2">Segundo o propósito, esta pesquisa tem o objetivo de apresentar o diagnóstico de segurança da informação de uma industria farmacêutica, em relação aos padrões da norma NBR ISO/IEC 17799:2001. </text:p>
      <text:p text:style-name="P2"/>
      <text:p text:style-name="P1">5.3. TIPO DE MÉTODO DE COLETA DE DADOS</text:p>
      <text:p text:style-name="P1"/>
      <text:p text:style-name="P2">Foi utilizado para a pesquisa um questionário dividido em 12 blocos, como a seguir: </text:p>
      <text:p text:style-name="P2">Bloco 1 – informações sobre o respondente, contendo:</text:p>
      <text:p text:style-name="P2">- cargo;</text:p>
      <text:p text:style-name="P2">- tipo: efetivo ou terceiro.</text:p>
      <text:p text:style-name="P2"><text:s/></text:p>
      <text:p text:style-name="P2">Blocos 2 a 12 - Questões de diagnóstico</text:p>
      <text:p text:style-name="P2">As relações definidas para cada uma das quarenta e sete variáveis compreendidas nestes blocos foram fundamentadas na literatura e descritas como praticas ou comportamentos organizacionais, e são detalhadas na Tabela 5.1 - Variáveis da pesquisa de campo.</text:p>
      <text:p text:style-name="P2"/>
      <text:p text:style-name="P5"><text:span text:style-name="T5">Para uma melhor análise dos resultados, as variáveis desses blocos foram expressas em termos de escala </text:span><text:span text:style-name="T6">Likert </text:span><text:span text:style-name="T5">(Cooper e Schindler, 2</text:span><text:span text:style-name="T6">003),</text:span><text:span text:style-name="T5"> foi realizada uma abordagem quantitativa para o questionário que utilizou escala tipo Likert de 5 pontos, em que cada respondente deveria indicar sua percepção quanto à prática em questão, conforme escala a seguir.</text:span><text:span text:style-name="T2"> </text:span></text:p>
      <text:p text:style-name="P2"><text:soft-page-break/>- (1) Se aplica totalmente à empresa;</text:p>
      <text:p text:style-name="P2">- (2) Se aplica muito à empresa; </text:p>
      <text:p text:style-name="P2">- (3) Se aplica parcialmente à empresa;</text:p>
      <text:p text:style-name="P2">- (4) Não se aplica à empresa;</text:p>
      <text:p text:style-name="P2">- (5) Não sei.</text:p>
      <text:p text:style-name="P2"/>
      <text:p text:style-name="P2">A avaliação foi individual e subjetiva, e os respondentes foram informados que, mesmo que a empresa não tivesse um plano especifico de segurança da informação, deveriam considerar os controles fragmentados da empresa. </text:p>
      <text:p text:style-name="P2"/>
      <text:p text:style-name="P3">Tabela 5.1 - Variáveis da pesquisa de campo - Blocos 2 a 12 do questionário</text:p>
      <text:p text:style-name="P2"><text:s/></text:p>
      <text:p text:style-name="P1">5.4. QUESTIONÁRIO</text:p>
      <text:p text:style-name="P2"/>
      <text:p text:style-name="P2">O questionário foi aplicado em outubro de 2009, e foi considerado válido somente após ser completamente preenchimento. Vale destacar que o respondente manifestou o desejo de conhecer o resultado da pesquisa.</text:p>
      <text:p text:style-name="P19"/>
      <text:p text:style-name="P1">5.5. POPULAÇÃO, AMOSTRA E SELEÇÃO DE SUJEITO</text:p>
      <text:p text:style-name="P1"/>
      <text:p text:style-name="P2">A população no caso estudado, divisão ontológica de uma industria farmacêutica.</text:p>
      <text:p text:style-name="P4"><text:span text:style-name="T2">A amostra foi não probabilística, intencional, selecionada por critérios de acessibilidade </text:span><text:span text:style-name="T7">(Gil, 2002).</text:span></text:p>
      <text:p text:style-name="P2">Os Sujeitos que forneceram os dados (Vergara,1997) foram, na maioria, colaboradores com nível de informação organizacional suficiente para atender e manifestar sua percepção quanto às praticas alvo da pesquisa.</text:p>
      <text:p text:style-name="P2"/>
      <text:p text:style-name="P1">5.6. VARIÁVEIS</text:p>
      <text:p text:style-name="P2"/>
      <text:p text:style-name="P4"><text:span text:style-name="T2">Foram apresentadas na </text:span><text:span text:style-name="T7">Tabela 5.1</text:span><text:span text:style-name="T2"> as variáveis consideradas centrais para o objetivo da pesquisa e que constam nos blocos 2 a 12 do questionário. Esta tabela contempla os objetivos e a fundamentação teórica para determinação das variáveis, as quais foram objetos de avaliação do questionário.</text:span></text:p>
      <text:p text:style-name="P1"/>
      <text:p text:style-name="P1">5.7. TRATAMENTO DOS DADOS</text:p>
      <text:p text:style-name="P1"/>
      <text:p text:style-name="P2">A tabulação dos dados foi feita em uma planilha OpenOfice. Utilizaram-se na pesquisa procedimento de avaliação quantitativa e qualitativa. O resultado da aplicação destes procedimentos é reproduzido a seguir.</text:p>
      <text:p text:style-name="P2">Definiu-se uma única variável numérica para as questões. Assim, dividiu-se a análise em quatro partes:</text:p>
      <text:p text:style-name="P2"/>
      <text:list xml:id="list36129013" text:style-name="L1">
        <text:list-item>
          <text:p text:style-name="P9">Parte 1 (Bloco 1): registro de dados do respondente e caracterização do ambiente.</text:p>
        </text:list-item>
        <text:list-item>
          <text:p text:style-name="P9">Parte 2 (Blocos 2 a 11): representa 47 variáveis. Nessa parte, realizaram-se as seguintes análises:</text:p>
        </text:list-item>
      </text:list>
      <text:list xml:id="list36133837" text:style-name="L2">
        <text:list-item>
          <text:p text:style-name="P10">Validação de preenchimento;</text:p>
        </text:list-item>
        <text:list-item>
          <text:p text:style-name="P12"><text:span text:style-name="T2">Atribuição de valor às variáveis conforme escala de </text:span><text:span text:style-name="T3">Likert:</text:span></text:p>
        </text:list-item>
      </text:list>
      <text:list xml:id="list36131532" text:style-name="L3">
        <text:list-item>
          <text:p text:style-name="P13"><text:span text:style-name="T2">Resposta (1): 2</text:span><text:span text:style-name="T7"> pontos;</text:span></text:p>
        </text:list-item>
        <text:list-item>
          <text:p text:style-name="P14">Resposta (2): 1,5 pontos;</text:p>
        </text:list-item>
        <text:list-item>
          <text:p text:style-name="P14">Resposta (3): 1 pontos;</text:p>
        </text:list-item>
        <text:list-item>
          <text:p text:style-name="P14">Resposta (4): 0.5 pontos;</text:p>
        </text:list-item>
        <text:list-item>
          <text:p text:style-name="P13"><text:span text:style-name="T7">Resposta (1): 0</text:span><text:span text:style-name="T2">.</text:span></text:p>
        </text:list-item>
      </text:list>
      <text:list xml:id="list38389296" text:continue-list="list36133837" text:style-name="L2">
        <text:list-item>
          <text:p text:style-name="P10"><text:soft-page-break/>Somatório dos pontos atribuídos a cada questão</text:p>
        </text:list-item>
      </text:list>
      <text:list xml:id="list38397647" text:continue-list="list36129013" text:style-name="L1">
        <text:list-item>
          <text:p text:style-name="P9">Parte 3: análise e separação de grupos respondentes, de acordo com a divisão de cargos a seguir:</text:p>
        </text:list-item>
      </text:list>
      <text:list xml:id="list36145524" text:style-name="L4">
        <text:list-item>
          <text:p text:style-name="P11">Diretores;</text:p>
        </text:list-item>
        <text:list-item>
          <text:p text:style-name="P11">Gerentes;</text:p>
        </text:list-item>
        <text:list-item>
          <text:p text:style-name="P11">Demais efetivos (Coordenadores, supervisores, analistas, secretárias, assistentes e auxiliares);</text:p>
        </text:list-item>
        <text:list-item>
          <text:p text:style-name="P11">Terceiro.</text:p>
        </text:list-item>
      </text:list>
      <text:list xml:id="list38399306" text:continue-list="list38397647" text:style-name="L1">
        <text:list-item>
          <text:p text:style-name="P9">Parte 4: análise envolvendo aspectos qualitativos e quantitativos das variáveis.</text:p>
        </text:list-item>
      </text:list>
      <text:p text:style-name="P2"/>
      <text:p text:style-name="P4"><text:span text:style-name="T2"><text:s text:c="2"/></text:span><text:span text:style-name="T4">5.8. RESULTADO DA PESQUISA</text:span></text:p>
      <text:p text:style-name="P15"/>
      <text:p text:style-name="P8">Para o estudo de caso, os dados obtidos nas entrevistas são apresentados de acordo com a divisão de grupo, cada grupo é apresentado e analisado individualmente, permitindo assim, maior entendimento dos resultados obitidos.</text:p>
      <text:p text:style-name="P8"/>
      <text:p text:style-name="P8">Para melhor compreensão, a análise é apresentada graficamente abaixo e detalhada atraves de tabelas nos apendices <text:span text:style-name="T1">y, x, z, k.</text:span></text:p>
      <text:p text:style-name="P8"/>
      <text:p text:style-name="P8"/>
      <text:p text:style-name="P8">Diretores</text:p>
      <text:p text:style-name="P16"><draw:frame draw:style-name="fr1" draw:name="Objeto1" text:anchor-type="paragraph" svg:width="12.982cm" svg:height="10.7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Objeto2" text:anchor-type="paragraph" svg:x="2.028cm" svg:y="1.461cm" svg:width="12.942cm" svg:height="10.918cm" draw:z-index="1"><draw:object xlink:href="./Object 2" xlink:type="simple" xlink:show="embed" xlink:actuate="onLoad"/><draw:image xlink:href="./ObjectReplacements/Object 2" xlink:type="simple" xlink:show="embed" xlink:actuate="onLoad"/></draw:frame>Geren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fetivos </text:p>
      <text:p text:style-name="P8"/>
      <text:p text:style-name="P8"><draw:frame draw:style-name="fr2" draw:name="Objeto3" text:anchor-type="paragraph" svg:x="1.951cm" svg:y="1.005cm" svg:width="13.097cm" svg:height="11.39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/>
      <text:p text:style-name="P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Terceiros</text:p>
      <text:p text:style-name="P24"/>
      <text:p text:style-name="P24"/>
      <text:p text:style-name="P24"><draw:frame draw:style-name="fr3" draw:name="Objeto4" text:anchor-type="paragraph" svg:width="13.03cm" svg:height="10.93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Consolidado</text:p>
      <text:p text:style-name="P24"/>
      <text:p text:style-name="P24"/>
      <text:p text:style-name="P24"><draw:frame draw:style-name="fr3" draw:name="Objeto5" text:anchor-type="paragraph" svg:width="16.203cm" svg:height="10.64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list xml:id="list36131849" text:style-name="L5">
        <text:list-item>
          <text:list>
            <text:list-header>
              <text:p text:style-name="P26">5.9 Análise dos resultados</text:p>
            </text:list-header>
          </text:list>
        </text:list-item>
      </text:list>
      <text:p text:style-name="P2"/>
      <text:p text:style-name="P19">A interpretação do resultado foi realizada primeiramente de forma particular, considerando-se a pontuação individual de cada grupo/variável, e em seguida, de forma consolidada de acordo com os domínios da norma \citep{iso} e outros autores.</text:p>
      <text:p text:style-name="P19"/>
      <text:p text:style-name="P19">Nenhuma das variáveis apresentou a pontuação máxima, ou seja, nenhum dos controles concentra o melhor padrão de segurança de acordo com a norma \citep{iso}. De forma geral, notou-se regularidade no índice de conformidade dos controles agrupados por domínio, os quais possuem graus de aderência entre 72,50% e 97,73%, como mínimo e máximo encontrado em relação a divisão e analise por grupo, já na análise feita em relação ao consolidado, o grau de aderência ficou entre 80,40% e 93,63%, como mínimo e máximo encontrado.</text:p>
      <text:p text:style-name="P19"/>
      <text:p text:style-name="P19">Todos os controles mencionados na pesquisa foram identificados na Farmacêutica A .Dessa forma, entende-se que a Farmacêutica A se mostra preocupada com <text:s/>a questão da Segurança da Informação e Gestão de Contratos e procura manter controles que possam servir como indicadores para a tomada de decisão.</text:p>
      <text:p text:style-name="P19"/>
      <text:p text:style-name="P19">Observou-se a relação de cada controle mencionado na pesquisa, considerando-se seu enquadramento na subdivisão dos domínios da norma \citep{iso}, e realizou-se diagnostico particular de cada domínio descritos a seguir: </text:p>
      <text:p text:style-name="P19"/>
      <text:p text:style-name="P19">a) Política de Segurança</text:p>
      <text:p text:style-name="P19"/>
      <text:p text:style-name="P19"><text:span text:style-name="T8">A Farmacêutica A, apresentou nesse bloco graus de aderência entre 89,29% e 97,73%, como </text:span><text:soft-page-break/><text:span text:style-name="T8">mínimo encontrado no grupo de gerentes e máximo no grupo dos efetivos. Obtendo do consolidado o grau de aderencia de 93,63%.</text:span></text:p>
      <text:p text:style-name="P19"><text:span text:style-name="T8">Pode-se verificar que a empresa contém, uma Política de Segurança da Informação, uma pessoa responsável pela gestão da segurança da informação e divulgação do instrumento aos colaboradores, atingindo neste domínio o nível de maturidade 4 – Gerenciado</text:span></text:p>
      <text:p text:style-name="P19"><text:span text:style-name="T8"/></text:p>
      <text:p text:style-name="P19"><text:span text:style-name="T8"/></text:p>
      <text:p text:style-name="P19"><text:span text:style-name="T8">b) Segurança Organizacional</text:span></text:p>
      <text:p text:style-name="P19"><text:span text:style-name="T8"/></text:p>
      <text:p text:style-name="P19"><text:span text:style-name="T8">A Farmacêutica A, apresentou nesse bloco graus de aderência entre 72,50% e 85,00%, como mínimo encontrado no grupo dos diretores e máximo no grupo dos terceiros.Obtendo do consolidado o grau de aderencia de 80,88%.</text:span></text:p>
      <text:p text:style-name="P19"><text:span text:style-name="T8">Sendo identificado na percepção dos diretores que a Farmacêutica não possui um fórum de segurança e definição clara e atualizada das atribuições de responsabilidades associadas à SI totalmente aplicavel a necessidade da empresa, <text:s/>atingindo neste domínio o nível de maturidade 3 – Organizado.</text:span></text:p>
      <text:p text:style-name="P19"><text:span text:style-name="T8"><text:s/></text:span></text:p>
      <text:p text:style-name="P19">c) Classificação e Controle dos Ativos de Informação</text:p>
      <text:p text:style-name="P19"/>
      <text:p text:style-name="P19"><text:span text:style-name="T8">A Farmacêutica A, apresentou nesse bloco graus de aderência entre 81,25% e 90,91%, como mínimo encontrado no grupo dos diretores e máximo no grupo dos efetivos. Obtendo do consolidado o grau de aderencia de 86,45%.</text:span></text:p>
      <text:p text:style-name="P19"><text:span text:style-name="T8">Pode-se verificar que, os ativos de informação da Farmacêutica A recebem um nível intermediário de proteção, atingindo neste domínio o nível de maturidade 4 – Gerenciado.</text:span></text:p>
      <text:p text:style-name="P19"><text:span text:style-name="T8"/></text:p>
      <text:p text:style-name="P19">d) Segurança em Pessoas</text:p>
      <text:p text:style-name="P19"/>
      <text:p text:style-name="P19"><text:span text:style-name="T8">Este domínio apresentou aderência entre 84,38% e 91,41%, como mínimo encontrado no grupo dos diretores e máximo no grupo dos terceiros. Obtendo do consolidado o grau de aderencia de 87,82%.</text:span></text:p>
      <text:p text:style-name="P19"><text:span text:style-name="T8">A Farmacêutica A <text:s/>se mostra atenta a este ponto, adotando critérios de seleção e política de pessoal, adotando termos, como o de confidencialidade e condições de trabalho, atingindo neste domínio o nível de maturidade 4 – Gerenciado.</text:span></text:p>
      <text:p text:style-name="P19"><text:span text:style-name="T8"/></text:p>
      <text:p text:style-name="P19">e) Segurança física e de ambiente</text:p>
      <text:p text:style-name="P19"/>
      <text:p text:style-name="P19"/>
      <text:list xml:id="list36119646" text:style-name="L6">
        <text:list-item>
          <text:list>
            <text:list-header>
              <text:p text:style-name="P25">5.10 Limitações do metodo</text:p>
            </text:list-header>
          </text:list>
        </text:list-item>
      </text:list>
      <text:p text:style-name="P19"/>
      <text:p text:style-name="P19">O teste realizado por meio dessa pesquisa, para avaliar o grau de conformidade que a organização tem em relação aos controles sugeridos no código de conduta de gestão de SI definidos pela norma \citep{iso}, foi baseado no instrumento composto por \citep[pp. <text:s/>143{--}156]{semola03}. Para personalizar o referido instrumento às necessidades desse trabalho, houve adaptações nos formatos das questões e no critério de pontuação. É importante ressaltar que esse tipo de teste é superficial, ou seja, um diagnostico simples baseado em afirmações objetivas com pontuação associada que irá revelar o índice de conformidade da Farmacêutica A <text:s/>\citep{semola03}. </text:p>
      <text:p text:style-name="P19"/>
      <text:p text:style-name="P19">Somado ao fato que o tema SI é razoavelmente recente no Brasil, se consideradas as novas perspectivas implementadas em algumas organizações, o método adotado na pesquisa também apresenta limitações.</text:p>
      <text:p text:style-name="P19"/>
      <text:p text:style-name="P19">Essas limitações do <text:s/>método são devidas principalmente a:</text:p>
      <text:p text:style-name="P19"/>
      <text:p text:style-name="P19"><text:soft-page-break/><text:s/>a. Coleta de dados: </text:p>
      <text:list xml:id="list36139048" text:style-name="L7">
        <text:list-item>
          <text:p text:style-name="P20">Numero de Respondentes na pesquisa; embora o questionário tenha sido respondido por mais de um sujeito, há de se destacar que certamente estes manifestaram a sua opinião pessoal o que pode não coincidir com a percepção da empresa como um todo. Desta maneira, não é aconselhável fazer generalizações. Assim, novas pesquisas com maior profundidade são recomendadas dentro da empresa <text:s/>de modo a obter dados mais representativos em relação às praticas pesquisadas.</text:p>
          <text:p text:style-name="P20"/>
        </text:list-item>
      </text:list>
      <text:p text:style-name="P19">b. Validade das variáveis:</text:p>
      <text:list xml:id="list36122548" text:style-name="L8">
        <text:list-item>
          <text:p text:style-name="P21">As variáveis foram escolhidas com base na literatura e tiveram como objetivo refletir as práticas organizacionais que orientam a empresa para a SI. Entretanto, não se pode garantir que a escolha destas variáveis foram a de melhor representatividade para a realidade Brasileira no sentido de caracterizar as relações testadas.</text:p>
        </text:list-item>
        <text:list-item>
          <text:p text:style-name="P21">Assim, recomenda-se um estudo mais profundo para testar a relação das variáveis com a estratégia empresarial e com resultados e ações da empresa para garantir a segurança da informação.</text:p>
        </text:list-item>
        <text:list-item>
          <text:p text:style-name="P21">Finalmente, devido à experiência profissional do pesquisador na área em questão, poderia ter ocorrido uma certa influência pessoal inconsciente na seleção e interpretação dos dados. Entretanto, isso pode ser superado devido ao rigor, conscientização e objetividade na busca da neutralidade científica.</text:p>
        </text:list-item>
      </text:list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, serif"/>
    <style:font-face style:name="Wingdings" svg:font-family="Wing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/>
    <style:style style:name="clearit" style:family="paragraph" style:parent-style-name="Standard"/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a Arraiol</meta:initial-creator>
    <meta:creation-date>2009-11-27T15:58:22.18</meta:creation-date>
    <dc:date>2009-11-27T18:28:14.42</dc:date>
    <dc:creator>Fernanda Arraiol</dc:creator>
    <meta:editing-duration>PT02H26M19S</meta:editing-duration>
    <meta:editing-cycles>3</meta:editing-cycles>
    <meta:generator>BrOffice.org/3.1$Win32 OpenOffice.org_project/310m11$Build-9399</meta:generator>
    <meta:document-statistic meta:table-count="0" meta:image-count="0" meta:object-count="5" meta:page-count="9" meta:paragraph-count="91" meta:word-count="1726" meta:character-count="11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99030494689941pt" style:font-size-asian="8.99030494689941pt" style:font-size-complex="8.99030494689941pt"/>
    </style:style>
    <style:style style:name="ch3" style:family="chart">
      <style:chart-properties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visible="tru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81cm" svg:height="10.722cm" chart:class="chart:bar" chart:style-name="ch1">
        <chart:legend chart:legend-position="bottom" svg:x="4.115cm" svg:y="9.521cm" chart:style-name="ch2"/>
        <chart:plot-area chart:style-name="ch3" chart:data-source-has-labels="both" svg:x="0.257cm" svg:y="0.212cm" svg:width="12.159cm" svg:height="9.181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ção dos Diretores</text:p>
              </table:table-cell>
              <table:table-cell office:value-type="string">
                <text:p>Desejável</text:p>
              </table:table-cell>
            </table:table-row>
          </table:table-header-rows>
          <table:table-rows>
            <table:table-row>
              <table:table-cell office:value-type="string">
                <text:p>Politica de Segurança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39285714285714">
                <text:p>0.8392857142857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visible="tru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41cm" svg:height="10.918cm" chart:class="chart:bar" chart:style-name="ch1">
        <chart:legend chart:legend-position="bottom" svg:x="4.25cm" svg:y="9.79cm" chart:style-name="ch2"/>
        <chart:plot-area chart:style-name="ch3" chart:data-source-has-labels="both" svg:x="0.258cm" svg:y="0.218cm" svg:width="12.167cm" svg:height="9.355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ção dos Gerentes</text:p>
              </table:table-cell>
              <table:table-cell office:value-type="string">
                <text:p>Desejável</text:p>
              </table:table-cell>
            </table:table-row>
          </table:table-header-rows>
          <table:table-rows>
            <table:table-row>
              <table:table-cell office:value-type="string">
                <text:p>Politica de Segurança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767857142857143">
                <text:p>0.767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94642857142857">
                <text:p>0.7946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22619047619048">
                <text:p>0.922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97619047619048">
                <text:p>0.797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visible="true" chart:axis-position="end"/>
      <style:graphic-properties draw:stroke="none"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96cm" svg:height="11.392cm" chart:class="chart:bar" chart:style-name="ch1">
        <chart:legend chart:legend-position="bottom" svg:x="4.327cm" svg:y="10.214cm" chart:style-name="ch2"/>
        <chart:plot-area chart:style-name="ch3" chart:data-source-has-labels="both" svg:x="0.26cm" svg:y="0.226cm" svg:width="12.313cm" svg:height="9.759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ção dos Efetivos</text:p>
              </table:table-cell>
              <table:table-cell office:value-type="string">
                <text:p>Desejável</text:p>
              </table:table-cell>
            </table:table-row>
          </table:table-header-rows>
          <table:table-rows>
            <table:table-row>
              <table:table-cell office:value-type="string">
                <text:p>Politica de Segurança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31818181818182">
                <text:p>0.83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23863636363636">
                <text:p>0.8238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912337662337662">
                <text:p>0.9123376623376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visible="tru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10.937cm" chart:class="chart:bar" chart:style-name="ch1">
        <chart:legend chart:legend-position="bottom" svg:x="4.294cm" svg:y="9.809cm" chart:style-name="ch2"/>
        <chart:plot-area chart:style-name="ch3" chart:data-source-has-labels="both" svg:x="0.26cm" svg:y="0.217cm" svg:width="12.249cm" svg:height="9.374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ção dos Terceiros</text:p>
              </table:table-cell>
              <table:table-cell office:value-type="string">
                <text:p>Desejável</text:p>
              </table:table-cell>
            </table:table-row>
          </table:table-header-rows>
          <table:table-rows>
            <table:table-row>
              <table:table-cell office:value-type="string">
                <text:p>Politica de Segurança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9140625">
                <text:p>0.91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1640625">
                <text:p>0.816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83928571428571">
                <text:p>0.8839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65270519256592pt" style:font-size-asian="7.65270519256592pt" style:font-size-complex="7.65270519256592pt"/>
    </style:style>
    <style:style style:name="ch3" style:family="chart">
      <style:chart-properties chart:vertical="true"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interval-major="0.5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02cm" svg:height="10.643cm" chart:class="chart:bar" chart:style-name="ch1">
        <chart:legend chart:legend-position="bottom" svg:x="6.104cm" svg:y="9.841cm" chart:style-name="ch2"/>
        <chart:plot-area chart:style-name="ch3" chart:data-source-has-labels="both" svg:x="0.323cm" svg:y="0.212cm" svg:width="15.23cm" svg:height="9.417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olidado</text:p>
              </table:table-cell>
              <table:table-cell office:value-type="string">
                <text:p>Desejável</text:p>
              </table:table-cell>
            </table:table-row>
          </table:table-header-rows>
          <table:table-rows>
            <table:table-row>
              <table:table-cell office:value-type="string">
                <text:p>Politica de Segurança</text:p>
              </table:table-cell>
              <table:table-cell office:value-type="float" office:value="0.936282467532468">
                <text:p>0.936282467532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08847402597403">
                <text:p>0.808847402597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64549512987013">
                <text:p>0.86454951298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78170657467532">
                <text:p>0.878170657467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4963474025974">
                <text:p>0.84963474025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04040685876623">
                <text:p>0.804040685876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1010551948052">
                <text:p>0.91010551948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5643262987013">
                <text:p>0.85643262987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5744724025974">
                <text:p>0.85744724025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04755140692641">
                <text:p>0.80475514069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55316558441558">
                <text:p>0.85531655844155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